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4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3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2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2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2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9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8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7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6552" calcext:value-type="float">
            <text:p>76.8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0456" calcext:value-type="float">
            <text:p>76.8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6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532" calcext:value-type="float">
            <text:p>76.8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3504" calcext:value-type="float">
            <text:p>76.8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6176" calcext:value-type="float">
            <text:p>76.8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6112" calcext:value-type="float">
            <text:p>77.0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4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3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3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3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3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58" calcext:value-type="float">
            <text:p>76.8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2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7344" calcext:value-type="float">
            <text:p>77.0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012" calcext:value-type="float">
            <text:p>77.1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724" calcext:value-type="float">
            <text:p>76.9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1624" calcext:value-type="float">
            <text:p>77.0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8576" calcext:value-type="float">
            <text:p>76.9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5152" calcext:value-type="float">
            <text:p>77.0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1248" calcext:value-type="float">
            <text:p>77.0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772" calcext:value-type="float">
            <text:p>77.0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3816" calcext:value-type="float">
            <text:p>77.0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0768" calcext:value-type="float">
            <text:p>77.0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6384" calcext:value-type="float">
            <text:p>76.9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3336" calcext:value-type="float">
            <text:p>76.9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5048" calcext:value-type="float">
            <text:p>76.9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3712" calcext:value-type="float">
            <text:p>76.9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8472" calcext:value-type="float">
            <text:p>76.9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9808" calcext:value-type="float">
            <text:p>76.9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7992" calcext:value-type="float">
            <text:p>76.8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5424" calcext:value-type="float">
            <text:p>76.9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4944" calcext:value-type="float">
            <text:p>76.8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5216" calcext:value-type="float">
            <text:p>76.7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7032" calcext:value-type="float">
            <text:p>76.8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-196</text:p>
          </table:table-cell>
          <table:table-cell office:value-type="string" calcext:value-type="string">
            <text:p>2011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1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261" meta:object-count="0"/>
    <meta:user-defined meta:name="AppVersion">3.0</meta:user-defined>
  </office:meta>
</office:document-meta>
</file>